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a9aac2" officeooo:paragraph-rsid="00a9aac2" style:font-weight-asian="bold" style:font-weight-complex="bold"/>
    </style:style>
    <style:style style:name="P21" style:family="paragraph" style:parent-style-name="Table_20_Contents">
      <style:text-properties style:font-name="FreeSerif" officeooo:rsid="004c2d54" officeooo:paragraph-rsid="00653283" style:font-size-asian="10.5pt"/>
    </style:style>
    <style:style style:name="P22" style:family="paragraph" style:parent-style-name="Table_20_Contents">
      <style:text-properties style:font-name="FreeSerif" officeooo:rsid="0198e39e" officeooo:paragraph-rsid="0198e39e" style:font-size-asian="10.5pt"/>
    </style:style>
    <style:style style:name="P23" style:family="paragraph" style:parent-style-name="Table_20_Contents">
      <style:text-properties style:font-name="FreeSerif" officeooo:rsid="019927c8" officeooo:paragraph-rsid="019927c8" style:font-size-asian="10.5pt"/>
    </style:style>
    <style:style style:name="P24" style:family="paragraph" style:parent-style-name="Table_20_Contents">
      <style:text-properties officeooo:rsid="0171cce3" officeooo:paragraph-rsid="0171cce3" fo:background-color="#ffff99"/>
    </style:style>
    <style:style style:name="P25" style:family="paragraph" style:parent-style-name="Table">
      <style:text-properties officeooo:paragraph-rsid="00653283"/>
    </style:style>
    <style:style style:name="P26" style:family="paragraph" style:parent-style-name="Table_20_Heading">
      <style:text-properties officeooo:rsid="012facbb" officeooo:paragraph-rsid="012facbb"/>
    </style:style>
    <style:style style:name="P27" style:family="paragraph" style:parent-style-name="Table_20_Heading">
      <style:text-properties officeooo:rsid="0068cf84" officeooo:paragraph-rsid="014716b6"/>
    </style:style>
    <style:style style:name="P28" style:family="paragraph" style:parent-style-name="Table_20_Heading">
      <style:text-properties officeooo:rsid="0150c2c7" officeooo:paragraph-rsid="0150c2c7"/>
    </style:style>
    <style:style style:name="P29" style:family="paragraph" style:parent-style-name="Table_20_Heading">
      <style:text-properties officeooo:rsid="00460ebb" officeooo:paragraph-rsid="00653283"/>
    </style:style>
    <style:style style:name="P30" style:family="paragraph" style:parent-style-name="Table_20_Heading">
      <style:text-properties officeooo:rsid="0047c4ec" officeooo:paragraph-rsid="0068cf84"/>
    </style:style>
    <style:style style:name="P31" style:family="paragraph" style:parent-style-name="Heading">
      <style:text-properties officeooo:rsid="0033c55b"/>
    </style:style>
    <style:style style:name="P32" style:family="paragraph" style:parent-style-name="Heading">
      <style:text-properties officeooo:rsid="010f3d1e"/>
    </style:style>
    <style:style style:name="P33" style:family="paragraph" style:parent-style-name="enum">
      <style:text-properties fo:language="fr" fo:country="CA" officeooo:rsid="015f22bc" officeooo:paragraph-rsid="0163c760" style:language-asian="zh" style:country-asian="CN" style:language-complex="ar" style:country-complex="SA"/>
    </style:style>
    <style:style style:name="P34" style:family="paragraph" style:parent-style-name="code">
      <style:text-properties officeooo:rsid="005b26aa" officeooo:paragraph-rsid="005b26aa"/>
    </style:style>
    <style:style style:name="P35" style:family="paragraph" style:parent-style-name="code">
      <style:text-properties officeooo:paragraph-rsid="017aff2d"/>
    </style:style>
    <style:style style:name="P36" style:family="paragraph" style:parent-style-name="Text_20_body">
      <style:text-properties fo:font-weight="normal" officeooo:rsid="019927c8" officeooo:paragraph-rsid="019927c8" style:font-weight-asian="normal" style:font-weight-complex="normal"/>
    </style:style>
    <style:style style:name="P37" style:family="paragraph" style:parent-style-name="Text_20_body">
      <style:text-properties fo:font-weight="normal" officeooo:rsid="0199e405" officeooo:paragraph-rsid="0199e405" style:font-weight-asian="normal" style:font-weight-complex="normal"/>
    </style:style>
    <style:style style:name="P38" style:family="paragraph" style:parent-style-name="Text_20_body">
      <style:text-properties fo:font-weight="normal" officeooo:rsid="019d37c3" officeooo:paragraph-rsid="019d37c3" style:font-weight-asian="normal" style:font-weight-complex="normal"/>
    </style:style>
    <style:style style:name="P39" style:family="paragraph" style:parent-style-name="Text_20_body">
      <style:text-properties fo:font-weight="bold" officeooo:rsid="0199e405" officeooo:paragraph-rsid="0199e405" style:font-weight-asian="bold" style:font-weight-complex="bold"/>
    </style:style>
    <style:style style:name="P40" style:family="paragraph" style:parent-style-name="Text_20_body">
      <style:text-properties fo:font-weight="bold" officeooo:rsid="0085438e" officeooo:paragraph-rsid="0085438e" style:font-weight-asian="bold" style:font-weight-complex="bold"/>
    </style:style>
    <style:style style:name="P41" style:family="paragraph" style:parent-style-name="Text_20_body">
      <style:text-properties fo:font-weight="bold" officeooo:rsid="015ec045" officeooo:paragraph-rsid="016156d7" style:font-weight-asian="bold" style:font-weight-complex="bold"/>
    </style:style>
    <style:style style:name="P42" style:family="paragraph" style:parent-style-name="Text_20_body">
      <style:text-properties fo:font-weight="bold" officeooo:rsid="019e6aa7" officeooo:paragraph-rsid="019e6aa7" style:font-weight-asian="bold" style:font-weight-complex="bold"/>
    </style:style>
    <style:style style:name="P43" style:family="paragraph" style:parent-style-name="Heading_20_1" style:list-style-name="">
      <style:text-properties officeooo:rsid="0030cacf"/>
    </style:style>
    <style:style style:name="P44" style:family="paragraph" style:parent-style-name="Heading_20_1">
      <style:text-properties officeooo:paragraph-rsid="00e716e8"/>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966fe2" officeooo:paragraph-rsid="00966fe2"/>
    </style:style>
    <style:style style:name="P47" style:family="paragraph" style:parent-style-name="question">
      <style:text-properties officeooo:rsid="00a4b3ab" officeooo:paragraph-rsid="00a4b3ab"/>
    </style:style>
    <style:style style:name="P48" style:family="paragraph" style:parent-style-name="question">
      <style:text-properties officeooo:paragraph-rsid="00a4b3ab"/>
    </style:style>
    <style:style style:name="P49" style:family="paragraph" style:parent-style-name="question">
      <style:paragraph-properties fo:text-align="justify" style:justify-single-word="false"/>
    </style:style>
    <style:style style:name="P50" style:family="paragraph" style:parent-style-name="question">
      <style:paragraph-properties fo:text-align="justify" style:justify-single-word="false"/>
      <style:text-properties officeooo:paragraph-rsid="0158cf4b"/>
    </style:style>
    <style:style style:name="P51" style:family="paragraph" style:parent-style-name="question">
      <style:paragraph-properties fo:text-align="justify" style:justify-single-word="false"/>
      <style:text-properties officeooo:paragraph-rsid="0185881e"/>
    </style:style>
    <style:style style:name="P52" style:family="paragraph" style:parent-style-name="question">
      <style:paragraph-properties fo:text-align="justify" style:justify-single-word="false"/>
      <style:text-properties officeooo:rsid="0158cf4b" officeooo:paragraph-rsid="0158cf4b"/>
    </style:style>
    <style:style style:name="P53" style:family="paragraph" style:parent-style-name="question">
      <style:paragraph-properties fo:text-align="start" style:justify-single-word="false"/>
    </style:style>
    <style:style style:name="P54" style:family="paragraph" style:parent-style-name="question">
      <style:paragraph-properties fo:text-align="justify" style:justify-single-word="false"/>
      <style:text-properties officeooo:rsid="00e2ea73" officeooo:paragraph-rsid="00e2ea73"/>
    </style:style>
    <style:style style:name="P55" style:family="paragraph" style:parent-style-name="question">
      <style:text-properties officeooo:paragraph-rsid="00e10dd2"/>
    </style:style>
    <style:style style:name="P56" style:family="paragraph" style:parent-style-name="question">
      <style:text-properties officeooo:paragraph-rsid="00bcc40e"/>
    </style:style>
    <style:style style:name="P57" style:family="paragraph" style:parent-style-name="Table_20_Contents">
      <style:text-properties style:font-name="FreeSerif" officeooo:rsid="0199e405" officeooo:paragraph-rsid="0199e405" style:font-size-asian="10.5pt"/>
    </style:style>
    <style:style style:name="P58" style:family="paragraph" style:parent-style-name="enum" style:list-style-name="L1">
      <style:text-properties officeooo:paragraph-rsid="010e42a9"/>
    </style:style>
    <style:style style:name="P59" style:family="paragraph" style:parent-style-name="enum" style:list-style-name="L1">
      <style:text-properties officeooo:rsid="0133d8cf" officeooo:paragraph-rsid="011cbd82"/>
    </style:style>
    <style:style style:name="P60" style:family="paragraph" style:parent-style-name="enum" style:list-style-name="L1">
      <style:text-properties fo:language="fr" fo:country="CA" officeooo:paragraph-rsid="010e42a9" style:language-asian="zh" style:country-asian="CN" style:language-complex="ar" style:country-complex="SA"/>
    </style:style>
    <style:style style:name="P61"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2"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normal" officeooo:rsid="017d87e9" style:font-style-asian="normal" style:font-style-complex="normal"/>
    </style:style>
    <style:style style:name="T71" style:family="text">
      <style:text-properties fo:font-style="normal" officeooo:rsid="017ddbf1" style:font-style-asian="normal" style:font-style-complex="normal"/>
    </style:style>
    <style:style style:name="T72" style:family="text">
      <style:text-properties fo:font-style="normal" officeooo:rsid="00a0313b" style:font-style-asian="normal" style:font-style-complex="normal"/>
    </style:style>
    <style:style style:name="T73" style:family="text">
      <style:text-properties officeooo:rsid="0181925a"/>
    </style:style>
    <style:style style:name="T74" style:family="text">
      <style:text-properties officeooo:rsid="0183263f"/>
    </style:style>
    <style:style style:name="T75" style:family="text">
      <style:text-properties officeooo:rsid="0188b02e"/>
    </style:style>
    <style:style style:name="T76" style:family="text">
      <style:text-properties officeooo:rsid="0189b2c9"/>
    </style:style>
    <style:style style:name="T77" style:family="text">
      <style:text-properties officeooo:rsid="01943f7a"/>
    </style:style>
    <style:style style:name="T78" style:family="text">
      <style:text-properties officeooo:rsid="0197ea53"/>
    </style:style>
    <style:style style:name="T79" style:family="text">
      <style:text-properties officeooo:rsid="019b83f1"/>
    </style:style>
    <style:style style:name="T80"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78">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4">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1">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32">Directives</text:p>
      <text:list xml:id="list5299604563526814175" text:style-name="L1">
        <text:list-item>
          <text:p text:style-name="P59">L'activité se fait en équipe de deux. Inscrivez les noms <text:span text:style-name="T76">dans le cadre ci-haut</text:span>.</text:p>
        </text:list-item>
        <text:list-item>
          <text:p text:style-name="P58">Répondez directement dans le questionnaire <text:span text:style-name="T68">odt</text:span> avec <text:span text:style-name="T66">Libre Office</text:span>.</text:p>
        </text:list-item>
        <text:list-item>
          <text:p text:style-name="P58">La correction se fera directement dans le document électronique.</text:p>
        </text:list-item>
        <text:list-item>
          <text:p text:style-name="P58"><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58">Une seule personne de l'équipe doit effectuer la remise sur Moodle.</text:p>
        </text:list-item>
        <text:list-item>
          <text:p text:style-name="P60">Utilisez les machines du laboratoire pour obtenir vos résultats.</text:p>
        </text:list-item>
        <text:list-item>
          <text:p text:style-name="P61">10% de la note finale peut être enlevée pour la mauvaise qualité de la langue.</text:p>
        </text:list-item>
        <text:list-item>
          <text:p text:style-name="P62">Les deux colonnes de droite sont réservées pour la correction.</text:p>
        </text:list-item>
      </text:list>
      <text:p text:style-name="P33">Après avoir décompressé les sources, exécute<text:span text:style-name="T74">z</text:span> le script <text:span text:style-name="T54">fixperms.sh</text:span> pour corriger les permissions :</text:p>
      <text:p text:style-name="code">tar xzvf inf2610-lab1-2.<text:span text:style-name="T75">1</text:span>.tar.gz</text:p>
      <text:p text:style-name="code">cd inf2610-lab1-2.<text:span text:style-name="T75">1</text:span>/</text:p>
      <text:p text:style-name="code">sh fixperms.sh</text:p>
      <text:h text:style-name="P43" text:outline-level="1"/>
      <text:h text:style-name="P45"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34">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26">Version du programme</text:p>
            </table:table-cell>
            <table:table-cell table:style-name="Tableau3.A1" office:value-type="string">
              <text:p text:style-name="P29">Nombre de PID créé(s)</text:p>
            </table:table-cell>
            <table:table-cell table:style-name="Tableau3.A1" office:value-type="string">
              <text:p text:style-name="P30">Nombre de TID créé(s)</text:p>
            </table:table-cell>
            <table:table-cell table:style-name="Tableau3.A1" office:value-type="string">
              <text:p text:style-name="P27">Exécution simultané<text:span text:style-name="T32">e</text:span>?</text:p>
            </table:table-cell>
            <table:table-cell table:style-name="Tableau3.E1" office:value-type="string">
              <text:p text:style-name="P28"><text:span text:style-name="T73">Résultat correct?</text:span> </text:p>
            </table:table-cell>
          </table:table-row>
        </table:table-header-rows>
        <table:table-row table:style-name="Tableau3.1">
          <table:table-cell table:style-name="Tableau3.A2" office:value-type="string">
            <text:p text:style-name="P21">Série (serial)</text:p>
          </table:table-cell>
          <table:table-cell table:style-name="Tableau3.D5" office:value-type="string">
            <text:p text:style-name="P57">0</text:p>
          </table:table-cell>
          <table:table-cell table:style-name="Tableau3.D5" office:value-type="string">
            <text:p text:style-name="P57">0</text:p>
          </table:table-cell>
          <table:table-cell table:style-name="Tableau3.D5" office:value-type="string">
            <text:p text:style-name="P22">non</text:p>
          </table:table-cell>
          <table:table-cell table:style-name="Tableau3.E5" office:value-type="string">
            <text:p text:style-name="P22">oui</text:p>
          </table:table-cell>
        </table:table-row>
        <table:table-row table:style-name="Tableau3.1">
          <table:table-cell table:style-name="Tableau3.A2" office:value-type="string">
            <text:p text:style-name="P21">Processus (fork)</text:p>
          </table:table-cell>
          <table:table-cell table:style-name="Tableau3.D5" office:value-type="string">
            <text:p text:style-name="P23">4</text:p>
          </table:table-cell>
          <table:table-cell table:style-name="Tableau3.D5" office:value-type="string">
            <text:p text:style-name="P23">4</text:p>
          </table:table-cell>
          <table:table-cell table:style-name="Tableau3.D5" office:value-type="string">
            <text:p text:style-name="P23">oui</text:p>
          </table:table-cell>
          <table:table-cell table:style-name="Tableau3.E5" office:value-type="string">
            <text:p text:style-name="P23">non</text:p>
          </table:table-cell>
        </table:table-row>
        <table:table-row table:style-name="Tableau3.1">
          <table:table-cell table:style-name="Tableau3.A2" office:value-type="string">
            <text:p text:style-name="P21">Fil d'exécution (pthread)</text:p>
          </table:table-cell>
          <table:table-cell table:style-name="Tableau3.D5" office:value-type="string">
            <text:p text:style-name="P57">0</text:p>
          </table:table-cell>
          <table:table-cell table:style-name="Tableau3.D5" office:value-type="string">
            <text:p text:style-name="P23">4</text:p>
          </table:table-cell>
          <table:table-cell table:style-name="Tableau3.D5" office:value-type="string">
            <text:p text:style-name="P23">Oui</text:p>
          </table:table-cell>
          <table:table-cell table:style-name="Tableau3.E5" office:value-type="string">
            <text:p text:style-name="P23">non</text:p>
          </table:table-cell>
        </table:table-row>
        <table:table-row table:style-name="Tableau3.1">
          <table:table-cell table:style-name="Tableau3.A2" office:value-type="string">
            <text:p text:style-name="P21">Fil d'exécution utilisateur (pth)</text:p>
          </table:table-cell>
          <table:table-cell table:style-name="Tableau3.D5" office:value-type="string">
            <text:p text:style-name="P57">0</text:p>
          </table:table-cell>
          <table:table-cell table:style-name="Tableau3.D5" office:value-type="string">
            <text:p text:style-name="P23">1</text:p>
          </table:table-cell>
          <table:table-cell table:style-name="Tableau3.D5" office:value-type="string">
            <text:p text:style-name="P23">Oui</text:p>
          </table:table-cell>
          <table:table-cell table:style-name="Tableau3.E5" office:value-type="string">
            <text:p text:style-name="P23">oui</text:p>
          </table:table-cell>
        </table:table-row>
      </table:table>
      <text:p text:style-name="P25"><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4">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35">./banque-perf.sh </text:p>
      <text:p text:style-name="P19">afin de <text:span text:style-name="T74">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47"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4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50"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52"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20">Fork : </text:p>
            <text:p text:style-name="P36">clone(child_stack=0, flags=CLONE_CHILD_CLEARTID|CLONE_CHILD_SETTID|SIGCHLD, child_tidptr=0x7fefd45479d0) = 1274*</text:p>
            <text:p text:style-name="P20">PThread :</text:p>
            <text:p text:style-name="P36">clone(child_stack=0x7fa4cd0fbff0, flags=CLONE_VM|CLONE_FS|CLONE_FILES|CLONE_SIGHAND|CLONE_THREAD|CLONE_SYSVSEM|CLONE_SETTLS|CLONE_PARENT_SETTID|CLONE_CHILD_CLEARTID, parent_tidptr=0x7fa4cd0fc9d0, tls=0x7fa4cd0fc700, child_tidptr=0x7fa4cd0fc9d0) = 1277*</text:p>
            <text:p text:style-name="P39">Explication :</text:p>
            <text:p text:style-name="P37">L'appel systeme « clone » est appele dans les deux cas. Les flags utilises permettent de differencier les appels. Par exemple CLONE_VM fait que le processus pere et enfant utilise le meme espace memoire (= fonctionnement d'un thread). De meme, les <text:span text:style-name="T79">autres </text:span>flags <text:span text:style-name="T79">CLONE_XXX de l'appel PThread font que le processus enfant partagent diveres elements, contrairement a l'appel Fork.</text:span></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49"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40">Explication :</text:p>
            <text:p text:style-name="P38"><text:soft-page-break/>Dans le cas de l'execution pthread, les 4 threads tentent d'acceder a la meme variable data (car il partage le meme espace memoire du processus pere) en meme temps, on a donc une zone critique. Dans le cas Fork, chaque processus possede sa propre variable, copie du parent lors de du fork. Il n'y a donc pas d'acces concurrent.</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51" text:outline-level="2"><text:span text:style-name="T65">À l'aide des données recueillies avec la trace et </text:span><text:span text:style-name="T70">le script </text:span><text:span text:style-name="T53">banque-perf.sh</text:span><text:span text:style-name="T70">, </text:span><text:span text:style-name="T71">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41">Explication :</text:p>
            <text:p text:style-name="P42">Serial :<text:span text:style-name="T80"> L'execution serial n'utilise pas le benefice offert par un processus multicoeur. Sa duree d'execution est directement lie a la complexite de son code.</text:span></text:p>
            <text:p text:style-name="P42">Fork :<text:span text:style-name="T80"> </text:span></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53"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12"/>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46" text:outline-level="1">Exécution en <text:span text:style-name="T77">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72">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54"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55" text:outline-level="2"><text:span text:style-name="T22">Dans la situation de départ, pourquoi seul le programme </text:span><text:span text:style-name="technical"><text:span text:style-name="T22">foo</text:span></text:span><text:span text:style-name="T22"> s'exécute?</text:span></text:h>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56"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6H23M49S</meta:editing-duration>
    <meta:editing-cycles>102</meta:editing-cycles>
    <meta:generator>LibreOffice/4.4.5.2$Linux_X86_64 LibreOffice_project/40$Build-2</meta:generator>
    <meta:initial-creator>Francis Giraldeau</meta:initial-creator>
    <dc:date>2015-09-21T14:43:24.080258903</dc:date>
    <meta:document-statistic meta:table-count="5" meta:image-count="0" meta:object-count="0" meta:page-count="5" meta:paragraph-count="103" meta:word-count="1107" meta:character-count="7045" meta:non-whitespace-character-count="6045"/>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